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29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715cm" fo:break-before="auto" style:use-optimal-row-height="false"/>
    </style:style>
    <style:style style:name="ro5" style:family="table-row">
      <style:table-row-properties style:row-height="2.371cm" fo:break-before="auto" style:use-optimal-row-height="false"/>
    </style:style>
    <style:style style:name="ro6" style:family="table-row">
      <style:table-row-properties style:row-height="1.566cm" fo:break-before="auto" style:use-optimal-row-height="false"/>
    </style:style>
    <style:style style:name="ro7" style:family="table-row">
      <style:table-row-properties style:row-height="1.82cm" fo:break-before="auto" style:use-optimal-row-height="false"/>
    </style:style>
    <style:style style:name="ro8" style:family="table-row">
      <style:table-row-properties style:row-height="1.969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2.138cm" fo:break-before="auto" style:use-optimal-row-height="false"/>
    </style:style>
    <style:style style:name="ro11" style:family="table-row">
      <style:table-row-properties style:row-height="2.395cm" fo:break-before="auto" style:use-optimal-row-height="false"/>
    </style:style>
    <style:style style:name="ro12" style:family="table-row">
      <style:table-row-properties style:row-height="2.342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2.455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image associé</text:p>
          </table:table-cell>
          <table:table-cell table:style-name="ce7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.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1"><text:a xlink:href="https://developers.google.com/search/docs/advanced/crawling/special-tags?hl=fr" xlink:type="simple">https://developers.google.com/search/docs/advanced/crawling/special-tags?hl=fr</text:a>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Optimisé les paragraphe</text:p>
          </table:table-cell>
          <table:table-cell table:style-name="ce4" office:value-type="string" calcext:value-type="string">
            <text:p>Les paragraphes manquent de balises sémantiques pour bien séparer les mots-clefs. </text:p>
          </table:table-cell>
          <table:table-cell table:style-name="ce4" office:value-type="string" calcext:value-type="string">
            <text:p>Après l’écriture d’un paragraphe pensé à l’optimiser et a bien séparer les éléments importants </text:p>
          </table:table-cell>
          <table:table-cell table:style-name="ce17" office:value-type="string" calcext:value-type="string">
            <text:p>oui</text:p>
          </table:table-cell>
          <table:table-cell table:style-name="ce4" office:value-type="string" calcext:value-type="string">
            <text:p><text:a xlink:href="https://justsearch.fr/blog/mots-cles-seo-quest-ce-que-la-semantique/" xlink:type="simple">https://justsearch.fr/blog/mots-cles-seo-quest-ce-que-la-semantique/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optimisé les contenant image dans la version mobile</text:p>
          </table:table-cell>
          <table:table-cell table:style-name="ce4" office:value-type="string" calcext:value-type="string">
            <text:p>Les images ne sont pas toutes du même format et donc certaines sont plus grande que d’autre dans la version mobile.</text:p>
          </table:table-cell>
          <table:table-cell table:style-name="ce4" office:value-type="string" calcext:value-type="string">
            <text:p>Pensé lors de l’écriture du code CSS à encadré les images et à tout mettre a une taille standard et faire en sorte que celle-ci soit responsive.</text:p>
          </table:table-cell>
          <table:table-cell table:style-name="ce17" office:value-type="string" calcext:value-type="string">
            <text:p>non</text:p>
          </table:table-cell>
          <table:table-cell table:style-name="ce19" office:value-type="string" calcext:value-type="string">
            <text:p><text:a xlink:href="https://developers.google.com/search/docs/advanced/guidelines/google-images?hl=fr" xlink:type="simple">https://developers.google.com/search/docs/advanced/guidelines/google-images?hl=fr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ccessibilité</text:p>
          </table:table-cell>
          <table:table-cell office:value-type="string" calcext:value-type="string">
            <text:p>Les balises sémantiques <text:s/></text:p>
          </table:table-cell>
          <table:table-cell table:style-name="ce4" office:value-type="string" calcext:value-type="string">
            <text:p>Il n’existe pas de balise main ou header qui permette une lecture fluide du code par Google.</text:p>
          </table:table-cell>
          <table:table-cell table:style-name="ce4" office:value-type="string" calcext:value-type="string">
            <text:p>Toujours découper son code de façon efficace en utilisant les balises sémantique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1"><text:a xlink:href="https://developer.mozilla.org/fr/docs/Learn/Accessibility/HTML" xlink:type="simple">https://developer.mozilla.org/fr/docs/Learn/Accessibility/HTML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EO </text:p>
          </table:table-cell>
          <table:table-cell table:style-name="ce4" office:value-type="string" calcext:value-type="string">
            <text:p>Les titres h2 et h3 n’ont pas la bonne syntaxe</text:p>
          </table:table-cell>
          <table:table-cell table:style-name="ce4" office:value-type="string" calcext:value-type="string">
            <text:p>Les balise h2 et h3 n’ont pas la bonne syntaxe et ne comporte pas de mot-clef. </text:p>
          </table:table-cell>
          <table:table-cell table:style-name="ce4" office:value-type="string" calcext:value-type="string">
            <text:p>Épurer les titres et les rendre cohérentes avec des mots-clefs.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developer.mozilla.org/fr/docs/Web/HTML/Element/Heading_Elements" xlink:type="simple">https://developer.mozilla.org/fr/docs/Web/HTML/Element/Heading_Elements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EO </text:p>
          </table:table-cell>
          <table:table-cell office:value-type="string" calcext:value-type="string">
            <text:p>balise lang incorrecte</text:p>
          </table:table-cell>
          <table:table-cell table:style-name="ce4" office:value-type="string" calcext:value-type="string">
            <text:p>La balise lang est définie sur Default ce qui pose problème si le viseur est d ‘une autre langue que celle de la page </text:p>
          </table:table-cell>
          <table:table-cell table:style-name="ce4" office:value-type="string" calcext:value-type="string">
            <text:p>Définir dès le début la langue de la page et donc appliquer le langage a la balise.</text:p>
          </table:table-cell>
          <table:table-cell table:style-name="ce16" office:value-type="string" calcext:value-type="string">
            <text:p>non</text:p>
          </table:table-cell>
          <table:table-cell table:style-name="ce20" office:value-type="string" calcext:value-type="string">
            <text:p><text:span text:style-name="T1"><text:a xlink:href="https://developer.mozilla.org/fr/docs/Web/HTML/Global_attributes/lang" xlink:type="simple">https://developer.mozilla.org/fr/docs/Web/HTML/Global_attributes/lang</text:a></text:span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images ne sont pas adapter en taille à leur contenant.</text:p>
          </table:table-cell>
          <table:table-cell table:style-name="ce4" office:value-type="string" calcext:value-type="string">
            <text:p>Les images n’ont pas la même taille que leur contenant et sont beaucoup trop lourde au chargement car pas adapté.</text:p>
          </table:table-cell>
          <table:table-cell table:style-name="ce4" office:value-type="string" calcext:value-type="string">
            <text:p>Changer la résolution des images pour les faire correspondre a leur contant des leurs mises en page et vérifier leurs extentions <text:s/>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2"><text:a xlink:href="https://developers.google.com/search/docs/advanced/guidelines/google-images?hl=fr" xlink:type="simple">https://developers.google.com/search/docs/advanced/guidelines/google-images?hl=f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ressources JavaScript n’ont pas d’attribut async ou defer</text:p>
          </table:table-cell>
          <table:table-cell table:style-name="ce4" office:value-type="string" calcext:value-type="string">
            <text:p>Les ressources JavaScript n’ont pas d’attribut ce qui ralentit leur chargement et rend le téléchargement de la page. </text:p>
          </table:table-cell>
          <table:table-cell table:style-name="ce4" office:value-type="string" calcext:value-type="string">
            <text:p>Lors de l’appel de la ressource JavaScript pensé a directement lui assigner un attribut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fr.javascript.info/script-async-defer" xlink:type="simple">https://fr.javascript.info/script-async-defe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Le nom des fichiers n’ont pas de rapport avec le site et ne contient pas de mot-clef. </text:p>
          </table:table-cell>
          <table:table-cell table:style-name="ce4" office:value-type="string" calcext:value-type="string">
            <text:p>Le nom des fichiers et donc L’URL qui en découle doit être cohérent et avoir un mot-clef</text:p>
          </table:table-cell>
          <table:table-cell table:style-name="ce4" office:value-type="string" calcext:value-type="string">
            <text:p>Penser à nommer les noms des fichiers pour qu’ils soient cohérents et placer une balise canonical pour définir une URL 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a xlink:href="https://smartkeyword.io/seo-mots-cles-outils-mots-cles/" xlink:type="simple">https://smartkeyword.io/seo-mots-cles-outils-mots-cles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2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Un problème au niveau du contraste entre la couleur du texte et l'arriéré plans </text:p>
          </table:table-cell>
          <table:table-cell table:style-name="ce4" office:value-type="string" calcext:value-type="string">
            <text:p>Il y a un problème avec le contraste entre la couleur du texte et de l'arrière plan dans le footer de la page, le ratio 4.5:1 n’est pas respecter. </text:p>
          </table:table-cell>
          <table:table-cell table:style-name="ce4" office:value-type="string" calcext:value-type="string">
            <text:p>Pensé à choisir des couleurs qui peuvent subir un contraste avec ce ratio et qui n’agressent pas les yeux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www.w3.org/TR/WCAG/#contrast-minimum" xlink:type="simple">https://www.w3.org/TR/WCAG/#contrast-minimum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Des images de texte sont présentes sur le site.</text:p>
          </table:table-cell>
          <table:table-cell table:style-name="ce4" office:value-type="string" calcext:value-type="string">
            <text:p>Pour un souci d’accessibilité les textes à imager sont a éviter le plus possible et doit être remplacer par des paragraphes ou des titres.</text:p>
          </table:table-cell>
          <table:table-cell table:style-name="ce4" office:value-type="string" calcext:value-type="string">
            <text:p>Préférer mettre des paragraphe plutôt que des images pour pouvoir plus rapidement le modifié</text:p>
          </table:table-cell>
          <table:table-cell table:style-name="ce17" office:value-type="string" calcext:value-type="string">
            <text:p>oui</text:p>
          </table:table-cell>
          <table:table-cell table:style-name="ce4" office:value-type="string" calcext:value-type="string">
            <text:p><text:a xlink:href="https://developers.google.com/search/docs/advanced/guidelines/google-images?hl=fr#:~:text=de%20la%20page.-,Évitez,-d%27inclure%20du%20texte" xlink:type="simple">https://developers.google.com/search/docs/advanced/guidelines/google-images?hl=fr#:~:text=de la page.-,Évitez,-d'inclure du texte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4">
          <table:table-cell table:style-name="ce12" office:value-type="string" calcext:value-type="string">
            <text:p>SEO</text:p>
          </table:table-cell>
          <table:table-cell table:style-name="ce4" office:value-type="string" calcext:value-type="string">
            <text:p>Un texte remplis de mots-clef est cacher dans le footer.</text:p>
          </table:table-cell>
          <table:table-cell table:style-name="ce4" office:value-type="string" calcext:value-type="string">
            <text:p>Cacher un texte dans un arrière plans est une méthode black hat c’est donc une méthode a éviter</text:p>
          </table:table-cell>
          <table:table-cell table:style-name="ce4" office:value-type="string" calcext:value-type="string">
            <text:p>ne jamais cacher d’élément pour ajouter des mots-clefs</text:p>
          </table:table-cell>
          <table:table-cell table:style-name="ce18" office:value-type="string" calcext:value-type="string">
            <text:p>oui</text:p>
          </table:table-cell>
          <table:table-cell table:style-name="ce4" office:value-type="string" calcext:value-type="string">
            <text:p><text:a xlink:href="https://www.seo-reference.net/optimisation/texte-cache.html#:~:text=Cacher%20du%20texte%20signifie%20pour,de%20la%20Black%20Hat%20SEO%20." xlink:type="simple">https://www.seo-reference.net/optimisation/texte-cache.html#:~:text=Cacher du texte signifie pour,de la Black Hat SEO .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SEO</text:p>
          </table:table-cell>
          <table:table-cell table:style-name="ce4" office:value-type="string" calcext:value-type="string">
            <text:p>Le site n’est pas en HTTPS</text:p>
          </table:table-cell>
          <table:table-cell table:style-name="ce4" office:value-type="string" calcext:value-type="string">
            <text:p>Le protocole HTTPS permet d’assuré la sécurité du site et en faire un lien fort pour le référencement </text:p>
          </table:table-cell>
          <table:table-cell table:style-name="ce4" office:value-type="string" calcext:value-type="string">
            <text:p>Toujours utilisé le protocole HTTPS</text:p>
          </table:table-cell>
          <table:table-cell table:style-name="ce18" office:value-type="string" calcext:value-type="string">
            <text:p>non</text:p>
          </table:table-cell>
          <table:table-cell table:style-name="ce4" office:value-type="string" calcext:value-type="string">
            <text:p><text:a xlink:href="https://www.webrankinfo.com/dossiers/conseils/https-critere-seo" xlink:type="simple">https://www.webrankinfo.com/dossiers/conseils/https-critere-seo</text:a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982">
          <table:table-cell table:number-columns-repeated="1024"/>
        </table:table-row>
        <table:table-row table:style-name="ro15" table:number-rows-repeated="1047576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1:27:52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7-08T11:27:09.191000000</dc:date>
    <meta:generator>LibreOffice/6.3.4.2$Windows_X86_64 LibreOffice_project/60da17e045e08f1793c57c00ba83cdfce946d0aa</meta:generator>
    <meta:editing-duration>P2DT23H17M</meta:editing-duration>
    <meta:editing-cycles>18</meta:editing-cycles>
    <meta:document-statistic meta:table-count="1" meta:cell-count="119" meta:object-count="0"/>
    <meta:user-defined meta:name="AppVersion">15.0300</meta:user-defined>
  </office:meta>
</office:document-meta>
</file>